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59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style:font-name="Calibri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  <style:text-properties style:font-name="Calibri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font-name="Calibri"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text-properties style:font-name="Calibri"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0.06pt solid #000000"/>
      <style:text-properties style:font-name="Calibri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  <style:text-properties style:font-name="Calibri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style:font-name="Calibri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style:font-name="Calibri"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Calibri"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Calibri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/>
    </style:style>
    <style:style style:name="ce14" style:family="table-cell" style:parent-style-name="Default">
      <style:table-cell-properties fo:border-bottom="none" fo:background-color="#f8f8ff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Calibri"/>
    </style:style>
    <style:style style:name="ce15" style:family="table-cell" style:parent-style-name="Default">
      <style:table-cell-properties fo:border-bottom="0.06pt solid #000000" fo:background-color="#f8f8ff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Calibri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style:font-name="Calibri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onteCarlo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number-columns-repeated="7" table:default-cell-style-name="ce18"/>
        <table:table-column table:style-name="co3" table:number-columns-repeated="1015" table:default-cell-style-name="ce1"/>
        <table:table-row table:style-name="ro1">
          <table:table-cell/>
          <table:table-cell table:style-name="ce6"/>
          <table:table-cell table:style-name="ce11"/>
          <table:table-cell table:style-name="ce11" office:value-type="string" calcext:value-type="string">
            <text:p>1K</text:p>
          </table:table-cell>
          <table:table-cell table:style-name="ce11" office:value-type="string" calcext:value-type="string">
            <text:p>10K</text:p>
          </table:table-cell>
          <table:table-cell table:style-name="ce11" office:value-type="string" calcext:value-type="string">
            <text:p>100K</text:p>
          </table:table-cell>
          <table:table-cell table:style-name="ce11" office:value-type="string" calcext:value-type="string">
            <text:p>1M</text:p>
          </table:table-cell>
          <table:table-cell table:style-name="ce11" office:value-type="string" calcext:value-type="string">
            <text:p>10M</text:p>
          </table:table-cell>
          <table:table-cell table:style-name="ce11" office:value-type="string" calcext:value-type="string">
            <text:p>100M</text:p>
          </table:table-cell>
          <table:table-cell table:number-columns-repeated="1015"/>
        </table:table-row>
        <table:table-row table:style-name="ro1">
          <table:table-cell/>
          <table:table-cell table:style-name="ce7" office:value-type="string" calcext:value-type="string">
            <text:p>Taille population</text:p>
          </table:table-cell>
          <table:table-cell table:style-name="ce12" office:value-type="float" office:value="100" calcext:value-type="float">
            <text:p>1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2" office:value-type="float" office:value="10000" calcext:value-type="float">
            <text:p>10000</text:p>
          </table:table-cell>
          <table:table-cell table:style-name="ce12" office:value-type="float" office:value="100000" calcext:value-type="float">
            <text:p>100000</text:p>
          </table:table-cell>
          <table:table-cell table:style-name="ce12" office:value-type="float" office:value="1000000" calcext:value-type="float">
            <text:p>1000000</text:p>
          </table:table-cell>
          <table:table-cell table:style-name="ce12" office:value-type="float" office:value="10000000" calcext:value-type="float">
            <text:p>10000000</text:p>
          </table:table-cell>
          <table:table-cell table:style-name="ce12" office:value-type="float" office:value="100000000" calcext:value-type="float">
            <text:p>100000000</text:p>
          </table:table-cell>
          <table:table-cell table:number-columns-repeated="1015"/>
        </table:table-row>
        <table:table-row table:style-name="ro1">
          <table:table-cell/>
          <table:table-cell table:style-name="ce8"/>
          <table:table-cell table:style-name="ce13" table:number-columns-repeated="7"/>
          <table:table-cell table:number-columns-repeated="1015"/>
        </table:table-row>
        <table:table-row table:style-name="ro1">
          <table:table-cell table:style-name="ce2" office:value-type="string" calcext:value-type="string">
            <text:p>Tirage 1</text:p>
          </table:table-cell>
          <table:table-cell table:style-name="ce6" office:value-type="string" calcext:value-type="string">
            <text:p>Approx Pi</text:p>
          </table:table-cell>
          <table:table-cell table:style-name="ce11" office:value-type="float" office:value="2.95428571428571" calcext:value-type="float">
            <text:p>2,95428571428571</text:p>
          </table:table-cell>
          <table:table-cell table:style-name="ce11" office:value-type="float" office:value="3.116" calcext:value-type="float">
            <text:p>3,116</text:p>
          </table:table-cell>
          <table:table-cell table:style-name="ce11" office:value-type="float" office:value="3.1376" calcext:value-type="float">
            <text:p>3,1376</text:p>
          </table:table-cell>
          <table:table-cell table:style-name="ce11" office:value-type="float" office:value="3.14012" calcext:value-type="float">
            <text:p>3,14012</text:p>
          </table:table-cell>
          <table:table-cell table:style-name="ce11" office:value-type="float" office:value="3.14073314285714" calcext:value-type="float">
            <text:p>3,14073314285714</text:p>
          </table:table-cell>
          <table:table-cell table:style-name="ce11" office:value-type="float" office:value="3.14163491428571" calcext:value-type="float">
            <text:p>3,14163491428571</text:p>
          </table:table-cell>
          <table:table-cell table:style-name="ce11" office:value-type="float" office:value="3.14162066285714" calcext:value-type="float">
            <text:p>3,14162066285714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3" office:value-type="float" office:value="5.96216505313156" calcext:value-type="float">
            <text:p>5,96216505313156</text:p>
          </table:table-cell>
          <table:table-cell table:style-name="ce13" office:value-type="float" office:value="0.81463946513082" calcext:value-type="float">
            <text:p>0,81463946513082</text:p>
          </table:table-cell>
          <table:table-cell table:style-name="ce13" office:value-type="float" office:value="0.127090110973837" calcext:value-type="float">
            <text:p>0,127090110973837</text:p>
          </table:table-cell>
          <table:table-cell table:style-name="ce13" office:value-type="float" office:value="0.0468760196555191" calcext:value-type="float">
            <text:p>0,046876019655519</text:p>
          </table:table-cell>
          <table:table-cell table:style-name="ce13" office:value-type="float" office:value="0.0273590763483605" calcext:value-type="float">
            <text:p>0,027359076348361</text:p>
          </table:table-cell>
          <table:table-cell table:style-name="ce13" office:value-type="float" office:value="0.00134519973086448" calcext:value-type="float">
            <text:p>0,001345199730864</text:p>
          </table:table-cell>
          <table:table-cell table:style-name="ce13" office:value-type="float" office:value="0.000891562670224296" calcext:value-type="float">
            <text:p>0,0008915626702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rage 2</text:p>
          </table:table-cell>
          <table:table-cell table:style-name="ce6" office:value-type="string" calcext:value-type="string">
            <text:p>Approx Pi</text:p>
          </table:table-cell>
          <table:table-cell table:style-name="ce11" office:value-type="float" office:value="3.28" calcext:value-type="float">
            <text:p>3,28</text:p>
          </table:table-cell>
          <table:table-cell table:style-name="ce11" office:value-type="float" office:value="3.152" calcext:value-type="float">
            <text:p>3,152</text:p>
          </table:table-cell>
          <table:table-cell table:style-name="ce11" office:value-type="float" office:value="3.1408" calcext:value-type="float">
            <text:p>3,1408</text:p>
          </table:table-cell>
          <table:table-cell table:style-name="ce11" office:value-type="float" office:value="3.14232" calcext:value-type="float">
            <text:p>3,14232</text:p>
          </table:table-cell>
          <table:table-cell table:style-name="ce11" office:value-type="float" office:value="3.144572" calcext:value-type="float">
            <text:p>3,144572</text:p>
          </table:table-cell>
          <table:table-cell table:style-name="ce11" office:value-type="float" office:value="3.1401556" calcext:value-type="float">
            <text:p>3,1401556</text:p>
          </table:table-cell>
          <table:table-cell table:style-name="ce11" office:value-type="float" office:value="3.1407808" calcext:value-type="float">
            <text:p>3,1407808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3" office:value-type="float" office:value="4.4056426682833" calcext:value-type="float">
            <text:p>4,4056426682833</text:p>
          </table:table-cell>
          <table:table-cell table:style-name="ce13" office:value-type="float" office:value="0.33127612513083" calcext:value-type="float">
            <text:p>0,33127612513083</text:p>
          </table:table-cell>
          <table:table-cell table:style-name="ce13" office:value-type="float" office:value="0.025230947395021" calcext:value-type="float">
            <text:p>0,025230947395021</text:p>
          </table:table-cell>
          <table:table-cell table:style-name="ce13" office:value-type="float" office:value="0.023152155304907" calcext:value-type="float">
            <text:p>0,023152155304907</text:p>
          </table:table-cell>
          <table:table-cell table:style-name="ce13" office:value-type="float" office:value="0.094835541673508" calcext:value-type="float">
            <text:p>0,094835541673508</text:p>
          </table:table-cell>
          <table:table-cell table:style-name="ce13" office:value-type="float" office:value="0.045742836460708" calcext:value-type="float">
            <text:p>0,045742836460708</text:p>
          </table:table-cell>
          <table:table-cell table:style-name="ce13" office:value-type="float" office:value="0.025842102376497" calcext:value-type="float">
            <text:p>0,0258421023764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rage 3</text:p>
          </table:table-cell>
          <table:table-cell table:style-name="ce6" office:value-type="string" calcext:value-type="string">
            <text:p>Approx Pi</text:p>
          </table:table-cell>
          <table:table-cell table:style-name="ce11" office:value-type="float" office:value="2.72" calcext:value-type="float">
            <text:p>2,72</text:p>
          </table:table-cell>
          <table:table-cell table:style-name="ce11" office:value-type="float" office:value="3.1" calcext:value-type="float">
            <text:p>3,1</text:p>
          </table:table-cell>
          <table:table-cell table:style-name="ce11" office:value-type="float" office:value="3.1412" calcext:value-type="float">
            <text:p>3,1412</text:p>
          </table:table-cell>
          <table:table-cell table:style-name="ce11" office:value-type="float" office:value="3.13928" calcext:value-type="float">
            <text:p>3,13928</text:p>
          </table:table-cell>
          <table:table-cell table:style-name="ce11" office:value-type="float" office:value="3.140836" calcext:value-type="float">
            <text:p>3,140836</text:p>
          </table:table-cell>
          <table:table-cell table:style-name="ce11" office:value-type="float" office:value="3.1419284" calcext:value-type="float">
            <text:p>3,1419284</text:p>
          </table:table-cell>
          <table:table-cell table:style-name="ce11" office:value-type="float" office:value="3.1425144" calcext:value-type="float">
            <text:p>3,1425144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3" office:value-type="float" office:value="13.419710958009" calcext:value-type="float">
            <text:p>13,419710958009</text:p>
          </table:table-cell>
          <table:table-cell table:style-name="ce13" office:value-type="float" office:value="1.3239352830249" calcext:value-type="float">
            <text:p>1,3239352830249</text:p>
          </table:table-cell>
          <table:table-cell table:style-name="ce13" office:value-type="float" office:value="0.012498551947671" calcext:value-type="float">
            <text:p>0,012498551947671</text:p>
          </table:table-cell>
          <table:table-cell table:style-name="ce13" office:value-type="float" office:value="0.073614050094963" calcext:value-type="float">
            <text:p>0,073614050094963</text:p>
          </table:table-cell>
          <table:table-cell table:style-name="ce13" office:value-type="float" office:value="0.024085031804755" calcext:value-type="float">
            <text:p>0,024085031804755</text:p>
          </table:table-cell>
          <table:table-cell table:style-name="ce13" office:value-type="float" office:value="0.010687140161952" calcext:value-type="float">
            <text:p>0,010687140161952</text:p>
          </table:table-cell>
          <table:table-cell table:style-name="ce13" office:value-type="float" office:value="0.029340099492328" calcext:value-type="float">
            <text:p>0,0293400994923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rage 4</text:p>
          </table:table-cell>
          <table:table-cell table:style-name="ce6" office:value-type="string" calcext:value-type="string">
            <text:p>Approx Pi</text:p>
          </table:table-cell>
          <table:table-cell table:style-name="ce11" office:value-type="float" office:value="3.28" calcext:value-type="float">
            <text:p>3,28</text:p>
          </table:table-cell>
          <table:table-cell table:style-name="ce11" office:value-type="float" office:value="3.088" calcext:value-type="float">
            <text:p>3,088</text:p>
          </table:table-cell>
          <table:table-cell table:style-name="ce11" office:value-type="float" office:value="3.1384" calcext:value-type="float">
            <text:p>3,1384</text:p>
          </table:table-cell>
          <table:table-cell table:style-name="ce11" office:value-type="float" office:value="3.13644" calcext:value-type="float">
            <text:p>3,13644</text:p>
          </table:table-cell>
          <table:table-cell table:style-name="ce11" office:value-type="float" office:value="3.13722" calcext:value-type="float">
            <text:p>3,13722</text:p>
          </table:table-cell>
          <table:table-cell table:style-name="ce11" office:value-type="float" office:value="3.1427988" calcext:value-type="float">
            <text:p>3,1427988</text:p>
          </table:table-cell>
          <table:table-cell table:style-name="ce14" office:value-type="float" office:value="3.14159716" calcext:value-type="float">
            <text:p>3,1415971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3" office:value-type="float" office:value="4.4056426682833" calcext:value-type="float">
            <text:p>4,4056426682833</text:p>
          </table:table-cell>
          <table:table-cell table:style-name="ce13" office:value-type="float" office:value="1.7059071464454" calcext:value-type="float">
            <text:p>1,7059071464454</text:p>
          </table:table-cell>
          <table:table-cell table:style-name="ce13" office:value-type="float" office:value="0.10162532007914" calcext:value-type="float">
            <text:p>0,10162532007914</text:p>
          </table:table-cell>
          <table:table-cell table:style-name="ce13" office:value-type="float" office:value="0.16401405777116" calcext:value-type="float">
            <text:p>0,16401405777116</text:p>
          </table:table-cell>
          <table:table-cell table:style-name="ce13" office:value-type="float" office:value="0.13918588664882" calcext:value-type="float">
            <text:p>0,13918588664882</text:p>
          </table:table-cell>
          <table:table-cell table:style-name="ce13" office:value-type="float" office:value="0.038392832655394" calcext:value-type="float">
            <text:p>0,038392832655394</text:p>
          </table:table-cell>
          <table:table-cell table:style-name="ce15" office:value-type="float" office:value="0.00014344349200153" calcext:value-type="float">
            <text:p>0,0001434434920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rage 5</text:p>
          </table:table-cell>
          <table:table-cell table:style-name="ce6" office:value-type="string" calcext:value-type="string">
            <text:p>Approx Pi</text:p>
          </table:table-cell>
          <table:table-cell table:style-name="ce11" office:value-type="float" office:value="3.2" calcext:value-type="float">
            <text:p>3,2</text:p>
          </table:table-cell>
          <table:table-cell table:style-name="ce11" office:value-type="float" office:value="3.132" calcext:value-type="float">
            <text:p>3,132</text:p>
          </table:table-cell>
          <table:table-cell table:style-name="ce11" office:value-type="float" office:value="3.1096" calcext:value-type="float">
            <text:p>3,1096</text:p>
          </table:table-cell>
          <table:table-cell table:style-name="ce11" office:value-type="float" office:value="3.1456" calcext:value-type="float">
            <text:p>3,1456</text:p>
          </table:table-cell>
          <table:table-cell table:style-name="ce11" office:value-type="float" office:value="3.141164" calcext:value-type="float">
            <text:p>3,141164</text:p>
          </table:table-cell>
          <table:table-cell table:style-name="ce11" office:value-type="float" office:value="3.1422524" calcext:value-type="float">
            <text:p>3,1422524</text:p>
          </table:table-cell>
          <table:table-cell table:style-name="ce11" office:value-type="float" office:value="3.14183036" calcext:value-type="float">
            <text:p>3,1418303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3" office:value-type="float" office:value="1.859163578813" calcext:value-type="float">
            <text:p>1,859163578813</text:p>
          </table:table-cell>
          <table:table-cell table:style-name="ce13" office:value-type="float" office:value="0.30534364723675" calcext:value-type="float">
            <text:p>0,30534364723675</text:p>
          </table:table-cell>
          <table:table-cell table:style-name="ce13" office:value-type="float" office:value="1.0183577922885" calcext:value-type="float">
            <text:p>1,0183577922885</text:p>
          </table:table-cell>
          <table:table-cell table:style-name="ce13" office:value-type="float" office:value="0.1275577979732" calcext:value-type="float">
            <text:p>0,1275577979732</text:p>
          </table:table-cell>
          <table:table-cell table:style-name="ce13" office:value-type="float" office:value="0.013644467537937" calcext:value-type="float">
            <text:p>0,013644467537937</text:p>
          </table:table-cell>
          <table:table-cell table:style-name="ce13" office:value-type="float" office:value="0.021000380474307" calcext:value-type="float">
            <text:p>0,021000380474307</text:p>
          </table:table-cell>
          <table:table-cell table:style-name="ce13" office:value-type="float" office:value="0.007566430037816" calcext:value-type="float">
            <text:p>0,0075664300378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rage 6</text:p>
          </table:table-cell>
          <table:table-cell table:style-name="ce6" office:value-type="string" calcext:value-type="string">
            <text:p>Approx Pi</text:p>
          </table:table-cell>
          <table:table-cell table:style-name="ce14" office:value-type="float" office:value="2.72" calcext:value-type="float">
            <text:p>2,72</text:p>
          </table:table-cell>
          <table:table-cell table:style-name="ce11" office:value-type="float" office:value="3.104" calcext:value-type="float">
            <text:p>3,104</text:p>
          </table:table-cell>
          <table:table-cell table:style-name="ce11" office:value-type="float" office:value="3.152" calcext:value-type="float">
            <text:p>3,152</text:p>
          </table:table-cell>
          <table:table-cell table:style-name="ce11" office:value-type="float" office:value="3.13768" calcext:value-type="float">
            <text:p>3,13768</text:p>
          </table:table-cell>
          <table:table-cell table:style-name="ce11" office:value-type="float" office:value="3.13992" calcext:value-type="float">
            <text:p>3,13992</text:p>
          </table:table-cell>
          <table:table-cell table:style-name="ce11" office:value-type="float" office:value="3.1421572" calcext:value-type="float">
            <text:p>3,1421572</text:p>
          </table:table-cell>
          <table:table-cell table:style-name="ce14" office:value-type="float" office:value="3.14158496" calcext:value-type="float">
            <text:p>3,14158496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5" office:value-type="float" office:value="13.419710958009" calcext:value-type="float">
            <text:p>13,419710958009</text:p>
          </table:table-cell>
          <table:table-cell table:style-name="ce13" office:value-type="float" office:value="1.1966113285514" calcext:value-type="float">
            <text:p>1,1966113285514</text:p>
          </table:table-cell>
          <table:table-cell table:style-name="ce13" office:value-type="float" office:value="0.33127612513083" calcext:value-type="float">
            <text:p>0,33127612513083</text:p>
          </table:table-cell>
          <table:table-cell table:style-name="ce13" office:value-type="float" office:value="0.12454363188436" calcext:value-type="float">
            <text:p>0,12454363188436</text:p>
          </table:table-cell>
          <table:table-cell table:style-name="ce13" office:value-type="float" office:value="0.053242217379194" calcext:value-type="float">
            <text:p>0,053242217379194</text:p>
          </table:table-cell>
          <table:table-cell table:style-name="ce13" office:value-type="float" office:value="0.017970070357849" calcext:value-type="float">
            <text:p>0,017970070357849</text:p>
          </table:table-cell>
          <table:table-cell table:style-name="ce15" office:value-type="float" office:value="0.00024489456914326" calcext:value-type="float">
            <text:p>0,0002448945691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rage 7</text:p>
          </table:table-cell>
          <table:table-cell table:style-name="ce6" office:value-type="string" calcext:value-type="string">
            <text:p>Approx Pi</text:p>
          </table:table-cell>
          <table:table-cell table:style-name="ce14" office:value-type="float" office:value="2.72" calcext:value-type="float">
            <text:p>2,72</text:p>
          </table:table-cell>
          <table:table-cell table:style-name="ce11" office:value-type="float" office:value="3.104" calcext:value-type="float">
            <text:p>3,104</text:p>
          </table:table-cell>
          <table:table-cell table:style-name="ce11" office:value-type="float" office:value="3.152" calcext:value-type="float">
            <text:p>3,152</text:p>
          </table:table-cell>
          <table:table-cell table:style-name="ce11" office:value-type="float" office:value="3.13768" calcext:value-type="float">
            <text:p>3,13768</text:p>
          </table:table-cell>
          <table:table-cell table:style-name="ce11" office:value-type="float" office:value="3.13992" calcext:value-type="float">
            <text:p>3,13992</text:p>
          </table:table-cell>
          <table:table-cell table:style-name="ce11" office:value-type="float" office:value="3.1421572" calcext:value-type="float">
            <text:p>3,1421572</text:p>
          </table:table-cell>
          <table:table-cell table:style-name="ce11" office:value-type="float" office:value="3.14169144" calcext:value-type="float">
            <text:p>3,14169144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5" office:value-type="float" office:value="13.419710958009" calcext:value-type="float">
            <text:p>13,419710958009</text:p>
          </table:table-cell>
          <table:table-cell table:style-name="ce13" office:value-type="float" office:value="1.1966113285514" calcext:value-type="float">
            <text:p>1,1966113285514</text:p>
          </table:table-cell>
          <table:table-cell table:style-name="ce13" office:value-type="float" office:value="0.33127612513083" calcext:value-type="float">
            <text:p>0,33127612513083</text:p>
          </table:table-cell>
          <table:table-cell table:style-name="ce13" office:value-type="float" office:value="0.12454363188436" calcext:value-type="float">
            <text:p>0,12454363188436</text:p>
          </table:table-cell>
          <table:table-cell table:style-name="ce13" office:value-type="float" office:value="0.053242217379194" calcext:value-type="float">
            <text:p>0,053242217379194</text:p>
          </table:table-cell>
          <table:table-cell table:style-name="ce13" office:value-type="float" office:value="0.017970070357849" calcext:value-type="float">
            <text:p>0,017970070357849</text:p>
          </table:table-cell>
          <table:table-cell table:style-name="ce13" office:value-type="float" office:value="0.0031444690989388" calcext:value-type="float">
            <text:p>0,0031444690989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irage 8</text:p>
          </table:table-cell>
          <table:table-cell table:style-name="ce6" office:value-type="string" calcext:value-type="string">
            <text:p>Approx Pi</text:p>
          </table:table-cell>
          <table:table-cell table:style-name="ce11" office:value-type="float" office:value="2.76" calcext:value-type="float">
            <text:p>2,76</text:p>
          </table:table-cell>
          <table:table-cell table:style-name="ce11" office:value-type="float" office:value="3.132" calcext:value-type="float">
            <text:p>3,132</text:p>
          </table:table-cell>
          <table:table-cell table:style-name="ce11" office:value-type="float" office:value="3.1292" calcext:value-type="float">
            <text:p>3,1292</text:p>
          </table:table-cell>
          <table:table-cell table:style-name="ce11" office:value-type="float" office:value="3.14184" calcext:value-type="float">
            <text:p>3,14184</text:p>
          </table:table-cell>
          <table:table-cell table:style-name="ce11" office:value-type="float" office:value="3.1415" calcext:value-type="float">
            <text:p>3,1415</text:p>
          </table:table-cell>
          <table:table-cell table:style-name="ce11" office:value-type="float" office:value="3.1399948" calcext:value-type="float">
            <text:p>3,1399948</text:p>
          </table:table-cell>
          <table:table-cell table:style-name="ce11" office:value-type="float" office:value="3.14134552" calcext:value-type="float">
            <text:p>3,14134552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8" office:value-type="string" calcext:value-type="string">
            <text:p>Déviation (%)</text:p>
          </table:table-cell>
          <table:table-cell table:style-name="ce13" office:value-type="float" office:value="12.146471413274" calcext:value-type="float">
            <text:p>12,146471413274</text:p>
          </table:table-cell>
          <table:table-cell table:style-name="ce13" office:value-type="float" office:value="0.30534364723675" calcext:value-type="float">
            <text:p>0,30534364723675</text:p>
          </table:table-cell>
          <table:table-cell table:style-name="ce13" office:value-type="float" office:value="0.39447041536822" calcext:value-type="float">
            <text:p>0,39447041536822</text:p>
          </table:table-cell>
          <table:table-cell table:style-name="ce13" office:value-type="float" office:value="0.0078732807680982" calcext:value-type="float">
            <text:p>0,007873280768098</text:p>
          </table:table-cell>
          <table:table-cell table:style-name="ce13" office:value-type="float" office:value="0.0029492553621509" calcext:value-type="float">
            <text:p>0,002949255362151</text:p>
          </table:table-cell>
          <table:table-cell table:style-name="ce13" office:value-type="float" office:value="0.050861259430535" calcext:value-type="float">
            <text:p>0,050861259430535</text:p>
          </table:table-cell>
          <table:table-cell table:style-name="ce13" office:value-type="float" office:value="0.0078665064839308" calcext:value-type="float">
            <text:p>0,007866506483931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oyenne Pi</text:p>
          </table:table-cell>
          <table:table-cell table:style-name="ce9"/>
          <table:table-cell table:style-name="ce16" table:formula="of:=AVERAGE([.C4];[.C6];[.C10];[.C12];[.C14];[.C16];[.C18])" office:value-type="float" office:value="2.98775510204082" calcext:value-type="float">
            <text:p>2,98775510204082</text:p>
          </table:table-cell>
          <table:table-cell table:style-name="ce16" table:formula="of:=AVERAGE([.D4];[.D6];[.D8];[.D10];[.D12];[.D14];[.D16];[.D18])" office:value-type="float" office:value="3.116" calcext:value-type="float">
            <text:p>3,116</text:p>
          </table:table-cell>
          <table:table-cell table:style-name="ce16" table:formula="of:=AVERAGE([.E4];[.E6];[.E10];[.E12];[.E14];[.E16];[.E18])" office:value-type="float" office:value="3.13708571428571" calcext:value-type="float">
            <text:p>3,13708571428571</text:p>
          </table:table-cell>
          <table:table-cell table:style-name="ce16" table:formula="of:=AVERAGE([.F4];[.F6];[.F8];[.F10];[.F12];[.F14];[.F16];[.F18])" office:value-type="float" office:value="3.14012" calcext:value-type="float">
            <text:p>3,14012</text:p>
          </table:table-cell>
          <table:table-cell table:style-name="ce16" table:formula="of:=AVERAGE([.G4];[.G6];[.G10];[.G12];[.G14];[.G16];[.G18])" office:value-type="float" office:value="3.14071844897959" calcext:value-type="float">
            <text:p>3,14071844897959</text:p>
          </table:table-cell>
          <table:table-cell table:style-name="ce16" table:formula="of:=AVERAGE([.H4];[.H6];[.H8];[.H10];[.H12];[.H14];[.H16];[.H18])" office:value-type="float" office:value="3.14163491428571" calcext:value-type="float">
            <text:p>3,14163491428571</text:p>
          </table:table-cell>
          <table:table-cell table:style-name="ce16" table:formula="of:=AVERAGE([.I4];[.I6];[.I10];[.I12];[.I14];[.I16];[.I18])" office:value-type="float" office:value="3.14149298612245" calcext:value-type="float">
            <text:p>3,14149298612245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Déviation moyenne</text:p>
          </table:table-cell>
          <table:table-cell table:style-name="ce10"/>
          <table:table-cell table:style-name="ce17" table:formula="of:=ABS((PI()-[.C20])/PI())*100" office:value-type="float" office:value="4.8968013524348" calcext:value-type="float">
            <text:p>4,8968013524348</text:p>
          </table:table-cell>
          <table:table-cell table:style-name="ce17" table:formula="of:=ABS((PI()-[.D20])/PI())*100" office:value-type="float" office:value="0.81463946513082" calcext:value-type="float">
            <text:p>0,81463946513082</text:p>
          </table:table-cell>
          <table:table-cell table:style-name="ce17" table:formula="of:=ABS((PI()-[.E20])/PI())*100" office:value-type="float" office:value="0.143460333691852" calcext:value-type="float">
            <text:p>0,143460333691852</text:p>
          </table:table-cell>
          <table:table-cell table:style-name="ce17" table:formula="of:=ABS((PI()-[.F20])/PI())*100" office:value-type="float" office:value="0.0468760196555332" calcext:value-type="float">
            <text:p>0,046876019655533</text:p>
          </table:table-cell>
          <table:table-cell table:style-name="ce17" table:formula="of:=ABS((PI()-[.G20])/PI())*100" office:value-type="float" office:value="0.0278267969974511" calcext:value-type="float">
            <text:p>0,027826796997451</text:p>
          </table:table-cell>
          <table:table-cell table:style-name="ce17" table:formula="of:=ABS((PI()-[.H20])/PI())*100" office:value-type="float" office:value="0.00134519973086448" calcext:value-type="float">
            <text:p>0,001345199730864</text:p>
          </table:table-cell>
          <table:table-cell table:style-name="ce17" table:formula="of:=ABS((PI()-[.I20])/PI())*100" office:value-type="float" office:value="0.00317251401866791" calcext:value-type="float">
            <text:p>0,003172514018668</text:p>
          </table:table-cell>
          <table:table-cell table:number-columns-repeated="1015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8">
      <number:number number:decimal-places="7" number:min-decimal-places="7" number:min-integer-digits="1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-X="1" style:scale-to-Y="1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cm" fo:margin-bottom="1cm" fo:margin-left="1cm" fo:margin-right="1cm" style:print-page-order="ttb" style:first-page-number="1" style:scale-to-X="1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nteCarlo" style:display-name="PageStyle_monteCarlo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10T11:17:50.637000000</meta:creation-date>
    <dc:language>fr-FR</dc:language>
    <meta:editing-cycles>1</meta:editing-cycles>
    <meta:editing-duration>P0D</meta:editing-duration>
    <meta:generator>LibreOffice/7.0.4.2$Windows_X86_64 LibreOffice_project/dcf040e67528d9187c66b2379df5ea4407429775</meta:generator>
    <meta:document-statistic meta:table-count="1" meta:cell-count="166" meta:object-count="0"/>
    <meta:user-defined meta:name="AppVersion">15.0000</meta:user-defined>
  </office:meta>
</office:document-meta>
</file>